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 loext:hyphenation-no-caps="false"/>
    </style:style>
    <style:style style:name="P6" style:family="paragraph" style:parent-style-name="Standard">
      <style:paragraph-properties fo:line-height="100%" style:snap-to-layout-grid="false"/>
    </style:style>
    <style:style style:name="P7" style:family="paragraph" style:parent-style-name="Standard">
      <style:paragraph-properties fo:line-height="100%"/>
      <style:text-properties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9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5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7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8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2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3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7" style:family="paragraph" style:parent-style-name="Standard">
      <style:paragraph-properties fo:margin-left="2.524cm" fo:margin-right="0cm" fo:line-height="100%" fo:text-indent="0.076cm" style:auto-text-indent="false"/>
    </style:style>
    <style:style style:name="P28" style:family="paragraph" style:parent-style-name="Standard">
      <style:paragraph-properties fo:margin-left="0.686cm" fo:margin-right="0cm" fo:line-height="100%" fo:text-indent="0cm" style:auto-text-indent="false"/>
    </style:style>
    <style:style style:name="P29" style:family="paragraph" style:parent-style-name="Standard">
      <style:paragraph-properties fo:margin-left="0.811cm" fo:margin-right="0cm" fo:line-height="96%" fo:text-indent="-0.75cm" style:auto-text-indent="false"/>
    </style:style>
    <style:style style:name="P30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31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2" style:family="paragraph" style:parent-style-name="Standard">
      <style:paragraph-properties fo:margin-left="0.002cm" fo:margin-right="0cm" fo:line-height="100%" fo:text-indent="0cm" style:auto-text-indent="false"/>
    </style:style>
    <style:style style:name="P33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4" style:family="paragraph" style:parent-style-name="Standard">
      <style:paragraph-properties fo:margin-left="0.002cm" fo:margin-right="3.244cm" fo:text-indent="0cm" style:auto-text-indent="false"/>
    </style:style>
    <style:style style:name="P35" style:family="paragraph" style:parent-style-name="Standard">
      <style:paragraph-properties fo:margin-left="0.811cm" fo:margin-right="0cm" fo:line-height="100%" fo:text-indent="-0.81cm" style:auto-text-indent="false"/>
    </style:style>
    <style:style style:name="P36" style:family="paragraph" style:parent-style-name="Standard">
      <style:paragraph-properties fo:margin-left="0.436cm" fo:margin-right="0cm" fo:text-indent="0cm" style:auto-text-indent="false"/>
    </style:style>
    <style:style style:name="P37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8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40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41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2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3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4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5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9pt" fo:font-weight="bold" style:font-size-asian="9pt" style:font-weight-asian="bold" style:font-name-complex="Arial" style:font-size-complex="9pt"/>
    </style:style>
    <style:style style:name="P46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9pt" fo:font-weight="bold" style:font-name-asian="Arial" style:font-size-asian="9pt" style:font-weight-asian="bold" style:font-name-complex="Arial" style:font-size-complex="9pt"/>
    </style:style>
    <style:style style:name="P47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8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9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50" style:family="paragraph" style:parent-style-name="Standard">
      <style:paragraph-properties fo:margin-left="0.182cm" fo:margin-right="0cm" fo:line-height="100%" fo:text-indent="0cm" style:auto-text-indent="false"/>
    </style:style>
    <style:style style:name="P51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2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3" style:family="paragraph" style:parent-style-name="Standard">
      <style:paragraph-properties fo:margin-left="0.051cm" fo:margin-right="0cm" fo:line-height="100%" fo:text-indent="0cm" style:auto-text-indent="false"/>
    </style:style>
    <style:style style:name="P54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5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6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7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8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/>
    </style:style>
    <style:style style:name="T4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 style:font-size-complex="9pt"/>
    </style:style>
    <style:style style:name="T6" style:family="text">
      <style:text-properties style:font-name="Arial" fo:font-size="9pt" style:font-name-asian="Arial" style:font-size-asian="9pt" style:font-name-complex="Arial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9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10" style:family="text">
      <style:text-properties style:font-name="Arial" fo:font-size="10pt" style:font-name-asian="Arial" style:font-size-asian="10pt" style:font-name-complex="Arial"/>
    </style:style>
    <style:style style:name="T11" style:family="text">
      <style:text-properties style:font-name="Arial" fo:font-weight="bold" style:font-name-asian="Arial" style:font-weight-asian="bold" style:font-name-complex="Arial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letter-kerning="false" style:font-size-complex="9pt"/>
    </style:style>
    <style:style style:name="T14" style:family="text">
      <style:text-properties fo:font-size="10pt" fo:font-weight="bold" style:font-size-asian="10pt" style:font-weight-asian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000000" loext:opacity="100%" style:font-name="Times New Roman" fo:font-size="12pt" fo:font-weight="bold" style:letter-kerning="false" style:font-name-asian="Times New Roman" style:font-size-asian="12pt" style:font-weight-asian="bold" style:font-name-complex="Times New Roman" style:font-size-complex="12pt"/>
    </style:style>
    <style:style style:name="T17" style:family="text">
      <style:text-properties fo:color="#000000" loext:opacity="100%" style:letter-kerning="false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SECRETARÍA DE LA DEFENSA NACIONAL.</text:p>
      <text:p text:style-name="P7"><text:s/><text:bookmark text:name="_GoBack"/></text:p>
      <text:list xml:id="list2984811387" text:style-name="WW8Num1">
        <text:list-item>
          <text:p text:style-name="P21">DIR. GRAL. EDUC. MIL. Y <text:tab/> <text:s text:c="226"/>ESC. MIL. DE INGS.</text:p>
        </text:list-item>
      </text:list>
      <text:p text:style-name="P22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3">(E) Unidad de aprendizaje: </text:p>
          </table:table-cell>
          <table:covered-table-cell/>
          <table:table-cell table:style-name="Tabla1.A3" table:number-columns-spanned="5" office:value-type="string">
            <text:p text:style-name="P24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5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4">Probabilidad y Estadística</text:p>
          </table:table-cell>
          <table:covered-table-cell/>
          <table:table-cell table:style-name="Tabla1.C4" table:number-columns-spanned="5" office:value-type="string">
            <text:p text:style-name="P12">III. DISTRIBUCIONES DISCRETAS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5"><text:span text:style-name="T3">3.3 CALCULA LA DISTRIBUCION DE PROBABILIDAD GEOMETRICA DE LA VARIABLE INVOLUCRADA, SIN ERROR DE CONCEPTO.</text:span></text:p>
            <text:p text:style-name="P15">3.4 CALCULA LA DISTRIBUCION DE PROBABILIDAD BINOMIAL NEGATIVA DE LA VARIABLE INVOLUCRADA, SIN ERROR DE CONCEPTO.</text:p>
            <text:p text:style-name="P5"><text:span text:style-name="T3">3.5 CALCULA LA DISTRIBUCION DE PROBABILIDAD HIPERGEOMETRICA DE LA VARIABLE INVOLUCRADA, SIN ERROR DE CONCEPTO.</text:span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7"><text:s/></text:p>
            <text:p text:style-name="P19"><text:span text:style-name="T8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6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8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8">Campo Militar No. 1-K, Lomas de San Isidro, México, <text:s/>Viernes 23 de abril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7"><text:span text:style-name="T8">(J) Situación problema: (conflicto cognitivo</text:span><text:span text:style-name="T11">)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10">(K) Competencia a desarrollar: </text:p>
            <text:p text:style-name="P16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9">¿Cuál es el concepto de distribución de probabilidad de geométrica?</text:p>
            <text:p text:style-name="P9">¿Cuál es el concepto de distribución de probabilidad binomial negativa?</text:p>
            <text:p text:style-name="P9">¿Cuál es el concepto de distribución de probabilidad hipergeométrica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3"><text:span text:style-name="T5">IDENTIFICA LAS DISTINTAS FORMAS EN QUE SE PUEDEN PRESENTAR LAS DISTRIBUCIONES DISCRETAS UTILIZADAS EN PROBABILIDAD AL ESTUDIAR ALGUNOS FENOMENOS ALEATORIOS DEL AREA DE INGENIERIA</text:span><text:span text:style-name="T3">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10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8"><text:span text:style-name="T8">(L) Metodología a desarrollar:</text:span><text:span text:style-name="T6"> </text:span></text:p>
          </table:table-cell>
          <table:table-cell table:style-name="Tabla1.A3" table:number-columns-spanned="3" office:value-type="string">
            <text:p text:style-name="P29"><text:span text:style-name="T8">(M) Actividades del Mediador: </text:span></text:p>
            <text:p text:style-name="P30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3">(N) Actividades del estudiante: </text:p>
            <text:p text:style-name="P30"><text:s/></text:p>
          </table:table-cell>
          <table:covered-table-cell/>
          <table:table-cell table:style-name="Tabla1.A3" table:number-columns-spanned="3" office:value-type="string">
            <text:p text:style-name="P31">(O) Recursos: </text:p>
            <text:p text:style-name="P34"><text:span text:style-name="T4"><text:s/></text:span><text:s/></text:p>
          </table:table-cell>
          <table:covered-table-cell/>
          <table:covered-table-cell/>
          <table:table-cell table:style-name="Tabla1.A1" office:value-type="string">
            <text:p text:style-name="P35"><text:span text:style-name="T8">(P) Indicadores de desempeño:</text:span><text:span text:style-name="T14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9"><text:s/></text:p>
            <text:p text:style-name="P38">Método Expositivo.</text:p>
            <text:p text:style-name="P38"/>
            <text:p text:style-name="P36"><text:span text:style-name="T1">Técnica de Explicación Oral.</text:span></text:p>
            <text:p text:style-name="P37"/>
            <text:p text:style-name="P37"/>
          </table:table-cell>
          <table:table-cell table:style-name="Tabla1.B13" table:number-rows-spanned="3" table:number-columns-spanned="3" office:value-type="string">
            <text:list xml:id="list3769876526" text:style-name="WW8Num7">
              <text:list-item>
                <text:p text:style-name="P40">Se menciona el propósito del tema.</text:p>
              </text:list-item>
              <text:list-item>
                <text:p text:style-name="P39"><text:span text:style-name="T4">Se realizan las preguntas del Conflicto Cognitivo. </text:span></text:p>
              </text:list-item>
              <text:list-item>
                <text:p text:style-name="P41">Se dan las instrucciones pertinentes sobre las estrategias de trabajo.</text:p>
              </text:list-item>
              <text:list-item>
                <text:p text:style-name="P41">Se da realimentación sobre el trabajo realizado, al personal discente</text:p>
              </text:list-item>
            </text:list>
            <text:p text:style-name="P42"/>
          </table:table-cell>
          <table:covered-table-cell/>
          <table:covered-table-cell/>
          <table:table-cell table:style-name="Tabla1.E11" table:number-columns-spanned="2" office:value-type="string">
            <text:p text:style-name="P32"><text:span text:style-name="T8">Calcula y grafica las distribuciones de probabilidad geométrica, binomial negativa, e hipergeométrica. </text:span></text:p>
          </table:table-cell>
          <table:covered-table-cell/>
          <table:table-cell table:style-name="Tabla1.G11" table:number-columns-spanned="3" office:value-type="string">
            <text:list xml:id="list419663623" text:style-name="WW8Num5">
              <text:list-item>
                <text:p text:style-name="P43">Pintarrón</text:p>
              </text:list-item>
              <text:list-item>
                <text:p text:style-name="P43">Marcadores para pintarrón</text:p>
              </text:list-item>
              <text:list-item>
                <text:p text:style-name="P43">Videoproyector</text:p>
              </text:list-item>
              <text:list-item>
                <text:p text:style-name="P44"><text:span text:style-name="T1">Internet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421478442472" text:continue-numbering="true" text:style-name="WW8Num5">
              <text:list-item>
                <text:p text:style-name="P46">Capacidad de abstracción.</text:p>
              </text:list-item>
              <text:list-item>
                <text:p text:style-name="P46">Capacidad de análisis.</text:p>
              </text:list-item>
              <text:list-item>
                <text:p text:style-name="P45">Creatividad.</text:p>
              </text:list-item>
              <text:list-item>
                <text:p text:style-name="P45">Trabajo colaborativo.</text:p>
              </text:list-item>
              <text:list-item>
                <text:p text:style-name="P45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6"/>
          </table:table-cell>
          <table:covered-table-cell/>
          <table:table-cell table:style-name="Tabla1.A3" table:number-columns-spanned="3" office:value-type="string">
            <text:p text:style-name="P47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6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49916262" text:style-name="WW8Num3">
              <text:list-item>
                <text:p text:style-name="P48"><text:span text:style-name="T4">120 minutos en total.</text:span></text:p>
              </text:list-item>
              <text:list-item>
                <text:p text:style-name="P49"><text:soft-page-break/>20 minutos de receso intercalados</text:p>
              </text:list-item>
              <text:list-item>
                <text:p text:style-name="P49">5 minutos de encuadre.</text:p>
              </text:list-item>
              <text:list-item>
                <text:p text:style-name="P49">5 minutos para explicar el desarrollo de la dinámica de trabajo.</text:p>
              </text:list-item>
              <text:list-item>
                <text:p text:style-name="P48"><text:span text:style-name="T1">15 minutos para dar retroalimentación sobre las tareas y evidencias desarrolladas por los discentes en las clases anteriores.</text:span></text:p>
              </text:list-item>
              <text:list-item>
                <text:p text:style-name="P48"><text:span text:style-name="T1">60 minutos para la obtención de las gráficas de distribuciones de probabilidad geométrica, binomial negativa, e hipergeométrica.</text:span></text:p>
              </text:list-item>
              <text:list-item>
                <text:p text:style-name="P49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11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11">¿Qué tan preciso le pareció a usted el aprendizaje adquirido?</text:span></text:p>
            <text:p text:style-name="P1"><text:span text:style-name="T11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4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50"><text:span text:style-name="T11">(S) Momentos de evaluación:</text:span><text:span text:style-name="T8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51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2">(U) Instrumentos de evaluación </text:p>
          </table:table-cell>
          <table:covered-table-cell/>
          <table:table-cell table:style-name="Tabla1.A1" table:number-columns-spanned="2" office:value-type="string">
            <text:p text:style-name="P53"><text:span text:style-name="T11">(V)Producto final:</text:span><text:span text:style-name="T4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3">Diagnóstica </text:p>
          </table:table-cell>
          <table:covered-table-cell/>
          <table:table-cell table:style-name="Tabla1.C18" office:value-type="string">
            <text:p text:style-name="P2"><text:span text:style-name="T11">( <text:s/>) </text:span></text:p>
          </table:table-cell>
          <table:table-cell table:style-name="Tabla1.D20" table:number-rows-spanned="3" table:number-columns-spanned="3" office:value-type="string">
            <text:p text:style-name="Standard"><text:span text:style-name="T9">Sistematizar e interpretar la información vertida por el personal discente, para dar la realimentación requerida.</text:span><text:span text:style-name="T15"> </text:span>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2888374020" text:style-name="WW8Num4">
              <text:list-item>
                <text:p text:style-name="P54"><text:span text:style-name="T8">Lista de cotejo o verificación.</text:span></text:p>
              </text:list-item>
              <text:list-item>
                <text:p text:style-name="P55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4"><text:span text:style-name="T8">Ilustraciones de <text:s/>las gráficas de distribuciones de probabilidad geométricas, binomial negativa, e hipergeométrica, de variables aleatorias discretas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3">Sumativa. </text:p>
          </table:table-cell>
          <table:covered-table-cell/>
          <table:table-cell table:style-name="Tabla1.C19" office:value-type="string">
            <text:p text:style-name="P2"><text:span text:style-name="T11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3">Formativa. </text:p>
          </table:table-cell>
          <table:covered-table-cell/>
          <table:table-cell table:style-name="Tabla1.C20" office:value-type="string">
            <text:p text:style-name="P14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10"><text:s/></text:p>
            <text:p text:style-name="P2"><text:span text:style-name="T8">(W)Elaboró: Mediador.</text:span></text:p>
            <text:p text:style-name="P2"><text:span text:style-name="T8">C. I.I. en E. </text:span></text:p>
            <text:p text:style-name="P2"><text:soft-page-break/></text:p>
            <text:p text:style-name="P57">Lamberto Maza Casas</text:p>
            <text:p text:style-name="P56"><text:span text:style-name="T8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10"><text:s/></text:p>
            <text:p text:style-name="P10"><text:s/>Vo. <text:s text:c="17"/>Bo. </text:p>
            <text:p text:style-name="P2"><text:span text:style-name="T8">EL Tte. Cor. I. I., Jefe Sec. Académica. </text:span></text:p>
            <text:p text:style-name="P2"><text:soft-page-break/></text:p>
            <text:p text:style-name="P58"><text:span text:style-name="T8">Omar Luna Ramírez</text:span></text:p>
            <text:p text:style-name="P58"><text:span text:style-name="T8">(</text:span><text:span text:style-name="T7">C-822090</text:span><text:span text:style-name="T8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8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8:05:00</dc:date>
    <meta:print-date>2019-10-03T23:31:00</meta:print-date>
    <meta:editing-cycles>205</meta:editing-cycles>
    <meta:editing-duration>PT11H7M</meta:editing-duration>
    <meta:document-statistic meta:table-count="1" meta:image-count="0" meta:object-count="0" meta:page-count="3" meta:paragraph-count="88" meta:word-count="475" meta:character-count="3702" meta:non-whitespace-character-count="2812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